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ITE409 - Advanced Programming</text:title></text:p>
      <text:p text:style-name="OrgTitle"/>
      <text:p text:style-name="OrgSubtitle">
<text:user-defined style:data-style-name="N0" text:name="subtitle">
AUIS - Department of Information Technology</text:user-defined>

</text:p>
      <text:p text:style-name="OrgSubtitle"/>
      <text:p text:style-name="OrgSubtitle"><text:initial-creator>me@yad.email</text:initial-creator></text:p>
      <text:p text:style-name="OrgSubtitle"/>
      <text:h text:style-name="Heading_20_1" text:outline-level="1" text:is-list-header="false">
<text:bookmark-start text:name="OrgXref.ID-d4f64293-3585-456b-be53-04760680dcb7"/>
<text:bookmark text:name="ID-d4f64293-3585-456b-be53-04760680dcb7"/>
<text:bookmark-end text:name="OrgXref.ID-d4f64293-3585-456b-be53-04760680dcb7"/>
<text:bookmark-start text:name="OrgXref.org232863e"/>
<text:bookmark text:name="org232863e"/>Course Information
<text:bookmark-end text:name="OrgXref.org232863e"/></text:h>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Course ID</text:p>
              </table:table-cell>
              <table:table-cell table:style-name="OrgTblCellT">
                <text:p text:style-name="OrgTableContentsLeft">ITE409</text:p>
              </table:table-cell>
            </table:table-row>
            <table:table-row>
              <table:table-cell table:style-name="OrgTblCell">
                <text:p text:style-name="OrgTableContentsLeft">Course Title</text:p>
              </table:table-cell>
              <table:table-cell table:style-name="OrgTblCell">
                <text:p text:style-name="OrgTableContentsLeft">Advanced Programming</text:p>
              </table:table-cell>
            </table:table-row>
            <table:table-row>
              <table:table-cell table:style-name="OrgTblCell">
                <text:p text:style-name="OrgTableContentsLeft">Course Level</text:p>
              </table:table-cell>
              <table:table-cell table:style-name="OrgTblCell">
                <text:p text:style-name="OrgTableContentsLeft">Undergraduate</text:p>
              </table:table-cell>
            </table:table-row>
            <table:table-row>
              <table:table-cell table:style-name="OrgTblCell">
                <text:p text:style-name="OrgTableContentsLeft">Course Design</text:p>
              </table:table-cell>
              <table:table-cell table:style-name="OrgTblCell">
                <text:p text:style-name="OrgTableContentsLeft">Required for all IT students</text:p>
              </table:table-cell>
            </table:table-row>
            <table:table-row>
              <table:table-cell table:style-name="OrgTblCell">
                <text:p text:style-name="OrgTableContentsLeft"/>
              </table:table-cell>
              <table:table-cell table:style-name="OrgTblCell">
                <text:p text:style-name="OrgTableContentsLeft">General elective for the rest</text:p>
              </table:table-cell>
            </table:table-row>
            <table:table-row>
              <table:table-cell table:style-name="OrgTblCell">
                <text:p text:style-name="OrgTableContentsLeft">Number of Credits</text:p>
              </table:table-cell>
              <table:table-cell table:style-name="OrgTblCell">
                <text:p text:style-name="OrgTableContentsLeft">3</text:p>
              </table:table-cell>
            </table:table-row>
            <table:table-row>
              <table:table-cell table:style-name="OrgTblCell">
                <text:p text:style-name="OrgTableContentsLeft">Prerequisites</text:p>
              </table:table-cell>
              <table:table-cell table:style-name="OrgTblCell">
                <text:p text:style-name="OrgTableContentsLeft">ITE303</text:p>
              </table:table-cell>
            </table:table-row>
            <table:table-row>
              <table:table-cell table:style-name="OrgTblCell">
                <text:p text:style-name="OrgTableContentsLeft">Class Location</text:p>
              </table:table-cell>
              <table:table-cell table:style-name="OrgTblCell">
                <text:p text:style-name="OrgTableContentsLeft">B-B1-01</text:p>
              </table:table-cell>
            </table:table-row>
            <table:table-row>
              <table:table-cell table:style-name="OrgTblCell">
                <text:p text:style-name="OrgTableContentsLeft">Meeting Time</text:p>
              </table:table-cell>
              <table:table-cell table:style-name="OrgTblCell">
                <text:p text:style-name="OrgTableContentsLeft">Mondays from 12:30 to 14:00</text:p>
              </table:table-cell>
            </table:table-row>
            <table:table-row>
              <table:table-cell table:style-name="OrgTblCellB">
                <text:p text:style-name="OrgTableContentsLeft"/>
              </table:table-cell>
              <table:table-cell table:style-name="OrgTblCellB">
                <text:p text:style-name="OrgTableContentsLeft">Wednesdays from 12:30 to 14:00</text:p>
              </table:table-cell>
            </table:table-row>
          </table:table-rows>
        </table:table>
      </text:section>
      <text:h text:style-name="Heading_20_1" text:outline-level="1" text:is-list-header="false">
<text:bookmark-start text:name="OrgXref.ID-fd9f8e35-c977-49f8-a069-94228c37332f"/>
<text:bookmark text:name="ID-fd9f8e35-c977-49f8-a069-94228c37332f"/>
<text:bookmark-end text:name="OrgXref.ID-fd9f8e35-c977-49f8-a069-94228c37332f"/>
<text:bookmark-start text:name="OrgXref.orgde9bec6"/>
<text:bookmark text:name="orgde9bec6"/>Instructor Information
<text:bookmark-end text:name="OrgXref.orgde9bec6"/></text:h>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Instructor</text:p>
              </table:table-cell>
              <table:table-cell table:style-name="OrgTblCellT">
                <text:p text:style-name="OrgTableContentsLeft">Yad Tahir, PhD</text:p>
              </table:table-cell>
            </table:table-row>
            <table:table-row>
              <table:table-cell table:style-name="OrgTblCell">
                <text:p text:style-name="OrgTableContentsLeft">Email Address</text:p>
              </table:table-cell>
              <table:table-cell table:style-name="OrgTblCell">
                <text:p text:style-name="OrgTableContentsLeft">yad.tahir@auis.edu.krd</text:p>
              </table:table-cell>
            </table:table-row>
            <table:table-row>
              <table:table-cell table:style-name="OrgTblCell">
                <text:p text:style-name="OrgTableContentsLeft">Office Location</text:p>
              </table:table-cell>
              <table:table-cell table:style-name="OrgTblCell">
                <text:p text:style-name="OrgTableContentsLeft">B-F2-15</text:p>
              </table:table-cell>
            </table:table-row>
            <table:table-row>
              <table:table-cell table:style-name="OrgTblCellB">
                <text:p text:style-name="OrgTableContentsLeft">Office Hours</text:p>
              </table:table-cell>
              <table:table-cell table:style-name="OrgTblCellB">
                <text:p text:style-name="OrgTableContentsLeft">Thursdays from 8:45 to 11:45</text:p>
              </table:table-cell>
            </table:table-row>
          </table:table-rows>
        </table:table>
      </text:section>
      <text:h text:style-name="Heading_20_1" text:outline-level="1" text:is-list-header="false">
<text:bookmark-start text:name="OrgXref.ID-c9755b47-8951-4f03-b42f-77d82ffef161"/>
<text:bookmark text:name="ID-c9755b47-8951-4f03-b42f-77d82ffef161"/>
<text:bookmark-end text:name="OrgXref.ID-c9755b47-8951-4f03-b42f-77d82ffef161"/>
<text:bookmark-start text:name="OrgXref.orga5e5160"/>
<text:bookmark text:name="orga5e5160"/>Course Description
<text:bookmark-end text:name="OrgXref.orga5e5160"/></text:h>
      <text:p text:style-name="Text_20_body">This course covers the fundamentals of Object Oriented Programming (OOP), building on the procedural programming paradigm explained in ITE303. The course starts by introducing the basic constructs for implementing object-oriented applications on top of an OOP language such as Java. Emphasis is on the fundamentals of structured design with classes and objects, including development as well as testing. The practical part of the course focuses on creating programs to elucidate the concepts, techniques and tools covered in the course. Students experiment building desktop applications that are database-driven, testable, and provide graphical-user interface.
</text:p>
      <text:h text:style-name="Heading_20_1" text:outline-level="1" text:is-list-header="false">
<text:bookmark-start text:name="OrgXref.ID-d6233ee8-6543-4f4e-8465-0857857d1c23"/>
<text:bookmark text:name="ID-d6233ee8-6543-4f4e-8465-0857857d1c23"/>
<text:bookmark-end text:name="OrgXref.ID-d6233ee8-6543-4f4e-8465-0857857d1c23"/>
<text:bookmark-start text:name="OrgXref.orgc125f35"/>
<text:bookmark text:name="orgc125f35"/>Learning Outcomes
<text:bookmark-end text:name="OrgXref.orgc125f35"/></text:h>
      <text:p text:style-name="Text_20_body">Upon successful completion of the course, students will be able to:
</text:p>
      <text:list text:style-name="OrgBulletedList" text:continue-numbering="false">
        <text:list-item>
          <text:p text:style-name="Text_20_body">Synthesize object-oriented principles in common engineering design situations and procedural-oriented codebases.
</text:p>
        </text:list-item>
        <text:list-item>
          <text:p text:style-name="Text_20_body">Use the key elements of architectural structures, specifically in regards to software APIs, frameworks and packages.
</text:p>
        </text:list-item>
        <text:list-item>
          <text:p text:style-name="Text_20_body">Utilize third-party packages and handle exceptions effectively.
</text:p>
        </text:list-item>
        <text:list-item>
          <text:p text:style-name="Text_20_body">Develop database-driven desktop applications using a familiar database management system such as MySQL.
</text:p>
        </text:list-item>
        <text:list-item>
          <text:p text:style-name="Text_20_body">Construct unit tests to continuously verify code correctness and validity.
</text:p>
        </text:list-item>
      </text:list>
      <text:h text:style-name="Heading_20_1" text:outline-level="1" text:is-list-header="false">
<text:bookmark-start text:name="OrgXref.ID-28a34e73-8cff-4adf-835e-c0d37f4d401c"/>
<text:bookmark text:name="ID-28a34e73-8cff-4adf-835e-c0d37f4d401c"/>
<text:bookmark-end text:name="OrgXref.ID-28a34e73-8cff-4adf-835e-c0d37f4d401c"/>
<text:bookmark-start text:name="OrgXref.org306f00b"/>
<text:bookmark text:name="org306f00b"/>Program Goals
<text:bookmark-end text:name="OrgXref.org306f00b"/></text:h>
      <text:list text:style-name="OrgBulletedList" text:continue-numbering="false">
        <text:list-item>
          <text:p text:style-name="Text_20_body"><text:span text:style-name="Bold">IT Core 1:</text:span> Classify a problem and define computing requirements appropriate to its solution. [Knowledge],[Comprehension]
</text:p>
        </text:list-item>
        <text:list-item>
          <text:p text:style-name="Text_20_body"><text:span text:style-name="Bold">IT Core 2:</text:span> Apply knowledge of current techniques, skills, and tools necessary to support best computing practices within the Information Technology field. [Application]
</text:p>
        </text:list-item>
        <text:list-item>
          <text:p text:style-name="Text_20_body"><text:span text:style-name="Bold">IT Core 4:</text:span> Identify and recognize user needs in the selection, creation, evaluation and administration of computer-based systems. [Knowledge], [Analysis]
</text:p>
        </text:list-item>
      </text:list>
      <text:h text:style-name="Heading_20_1" text:outline-level="1" text:is-list-header="false">
<text:bookmark-start text:name="OrgXref.ID-0517e111-2472-4e3d-b182-f9d9554064e0"/>
<text:bookmark text:name="ID-0517e111-2472-4e3d-b182-f9d9554064e0"/>
<text:bookmark-end text:name="OrgXref.ID-0517e111-2472-4e3d-b182-f9d9554064e0"/>
<text:bookmark-start text:name="OrgXref.orgf29e85c"/>
<text:bookmark text:name="orgf29e85c"/>Materials and Access
<text:bookmark-end text:name="OrgXref.orgf29e85c"/></text:h>
      <text:p text:style-name="Text_20_body">Important material from the text and outside sources will be covered during our scheduled class meetings. Regular attendance and in-class note-taking are critical. This course requires a lot of time, effort and energy. Students are strongly encouraged to <text:span text:style-name="Bold">do background reading before and after</text:span> each class to gain a better grasp of the material. Corresponding chapters for each lecture will be indicated. The primary reference is:<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Title</text:p>
              </table:table-cell>
              <table:table-cell table:style-name="OrgTblCellT">
                <text:p text:style-name="OrgTableContentsLeft">Java How to Program – Late Objects, Global Edition, 10th Edition</text:p>
              </table:table-cell>
            </table:table-row>
            <table:table-row>
              <table:table-cell table:style-name="OrgTblCell">
                <text:p text:style-name="OrgTableContentsLeft">Author(s)</text:p>
              </table:table-cell>
              <table:table-cell table:style-name="OrgTblCell">
                <text:p text:style-name="OrgTableContentsLeft">Harvey and Paul Deitel</text:p>
              </table:table-cell>
            </table:table-row>
            <table:table-row>
              <table:table-cell table:style-name="OrgTblCell">
                <text:p text:style-name="OrgTableContentsLeft">Publisher</text:p>
              </table:table-cell>
              <table:table-cell table:style-name="OrgTblCell">
                <text:p text:style-name="OrgTableContentsLeft">Pearson, 2015</text:p>
              </table:table-cell>
            </table:table-row>
            <table:table-row>
              <table:table-cell table:style-name="OrgTblCell">
                <text:p text:style-name="OrgTableContentsLeft">ISBN</text:p>
              </table:table-cell>
              <table:table-cell table:style-name="OrgTblCell">
                <text:p text:style-name="OrgTableContentsLeft">1292019360</text:p>
              </table:table-cell>
            </table:table-row>
            <table:table-row>
              <table:table-cell table:style-name="OrgTblCellB">
                <text:p text:style-name="OrgTableContentsLeft">URL</text:p>
              </table:table-cell>
              <table:table-cell table:style-name="OrgTblCellB">
                <text:p text:style-name="OrgTableContentsLeft"><text:a xlink:type="simple" xlink:href="https://goo.gl/TFyzMa">https://goo.gl/TFyzMa</text:a></text:p>
              </table:table-cell>
            </table:table-row>
          </table:table-rows>
        </table:table>
      </text:section>
      <text:p text:style-name="Text_20_body"> 
</text:p>
      <text:p text:style-name="Text_20_body"> 
</text:p>
      <text:p text:style-name="Text_20_body">Most of the material discussed in this course are well-explained in the title above. The reference is optional and can be replaced by any other online sources as long as the required topics are covered.
</text:p>
      <text:h text:style-name="Heading_20_2" text:outline-level="2" text:is-list-header="false">
<text:bookmark-start text:name="OrgXref.ID-2b1e8a21-a343-4593-9b64-576a1c210523"/>
<text:bookmark text:name="ID-2b1e8a21-a343-4593-9b64-576a1c210523"/>
<text:bookmark-end text:name="OrgXref.ID-2b1e8a21-a343-4593-9b64-576a1c210523"/>
<text:bookmark-start text:name="OrgXref.orgbf5698a"/>
<text:bookmark text:name="orgbf5698a"/>Slides
<text:bookmark-end text:name="OrgXref.orgbf5698a"/></text:h>
      <text:p text:style-name="Text_20_body">The PPT slides of this course are designed to assist the instructor <text:span text:style-name="Bold">only</text:span>. They contain very limited information. Thus, relying merely on the slides is <text:span text:style-name="Bold">NOT</text:span> sufficient to this course.
</text:p>
      <text:h text:style-name="Heading_20_2" text:outline-level="2" text:is-list-header="false">
<text:bookmark-start text:name="OrgXref.ID-26e11a6f-0968-48ca-bc69-ef0f3145ab1f"/>
<text:bookmark text:name="ID-26e11a6f-0968-48ca-bc69-ef0f3145ab1f"/>
<text:bookmark-end text:name="OrgXref.ID-26e11a6f-0968-48ca-bc69-ef0f3145ab1f"/>
<text:bookmark-start text:name="OrgXref.org2d68651"/>
<text:bookmark text:name="org2d68651"/>Required Software
<text:bookmark-end text:name="OrgXref.org2d68651"/></text:h>
      <text:p text:style-name="Text_20_body">Students are required to use the following software:
</text:p>
      <text:list text:style-name="OrgBulletedList" text:continue-numbering="false">
        <text:list-item>
          <text:p text:style-name="Text_20_body">Java Development Kit (JDK) 8 or higher.
</text:p>
        </text:list-item>
        <text:list-item>
          <text:p text:style-name="Text_20_body">MySQL as a backend database server.
</text:p>
        </text:list-item>
        <text:list-item>
          <text:p text:style-name="Text_20_body">A Java IDE such as Eclipse or NetBeans.
</text:p>
        </text:list-item>
      </text:list>
      <text:h text:style-name="Heading_20_1" text:outline-level="1" text:is-list-header="false">
<text:bookmark-start text:name="OrgXref.ID-4a521591-5b81-4888-8df7-411802c471cd"/>
<text:bookmark text:name="ID-4a521591-5b81-4888-8df7-411802c471cd"/>
<text:bookmark-end text:name="OrgXref.ID-4a521591-5b81-4888-8df7-411802c471cd"/>
<text:bookmark-start text:name="OrgXref.org49f476d"/>
<text:bookmark text:name="org49f476d"/>Grading Procedures
<text:bookmark-end text:name="OrgXref.org49f476d"/></text:h>
      <text:section text:style-name="OrgIndentedSection-Level-0" text:name="Section4">
        <table:table table:style-name="OrgTable">
          <table:table-column table:style-name="OrgTableColumn"/>
          <table:table-column table:style-name="OrgTableColumn"/>
          <table:table-header-rows>
            <table:table-row>
              <table:table-cell table:style-name="OrgTblCellTB">
                <text:p text:style-name="OrgTableHeadingLeft"><text:span text:style-name="Bold">Assessment Type</text:span></text:p>
              </table:table-cell>
              <table:table-cell table:style-name="OrgTblCellTB">
                <text:p text:style-name="OrgTableHeadingRight"><text:span text:style-name="Bold">Grade %</text:span></text:p>
              </table:table-cell>
            </table:table-row>
          </table:table-header-rows>
          <table:table-rows>
            <table:table-row>
              <table:table-cell table:style-name="OrgTblCellT">
                <text:p text:style-name="OrgTableContentsLeft">Multiple Quizzes</text:p>
              </table:table-cell>
              <table:table-cell table:style-name="OrgTblCellT">
                <text:p text:style-name="OrgTableContentsRight">10</text:p>
              </table:table-cell>
            </table:table-row>
            <table:table-row>
              <table:table-cell table:style-name="OrgTblCell">
                <text:p text:style-name="OrgTableContentsLeft">Course Activities</text:p>
              </table:table-cell>
              <table:table-cell table:style-name="OrgTblCell">
                <text:p text:style-name="OrgTableContentsRight">5</text:p>
              </table:table-cell>
            </table:table-row>
            <table:table-row>
              <table:table-cell table:style-name="OrgTblCell">
                <text:p text:style-name="OrgTableContentsLeft">2 Coursework Assignments (randomly chosen from out of 4)[a]</text:p>
              </table:table-cell>
              <table:table-cell table:style-name="OrgTblCell">
                <text:p text:style-name="OrgTableContentsRight">20</text:p>
              </table:table-cell>
            </table:table-row>
            <table:table-row>
              <table:table-cell table:style-name="OrgTblCell">
                <text:p text:style-name="OrgTableContentsLeft">2 Periodic Exams (20% each)</text:p>
              </table:table-cell>
              <table:table-cell table:style-name="OrgTblCell">
                <text:p text:style-name="OrgTableContentsRight">40</text:p>
              </table:table-cell>
            </table:table-row>
            <table:table-row>
              <table:table-cell table:style-name="OrgTblCell">
                <text:p text:style-name="OrgTableContentsLeft">Final Exam[b]</text:p>
              </table:table-cell>
              <table:table-cell table:style-name="OrgTblCell">
                <text:p text:style-name="OrgTableContentsRight">25</text:p>
              </table:table-cell>
            </table:table-row>
            <table:table-row>
              <table:table-cell table:style-name="OrgTblCellB">
                <text:p text:style-name="OrgTableContentsLeft"><text:span text:style-name="Bold">Total</text:span></text:p>
              </table:table-cell>
              <table:table-cell table:style-name="OrgTblCellB">
                <text:p text:style-name="OrgTableContentsRight"><text:span text:style-name="Bold">100</text:span></text:p>
              </table:table-cell>
            </table:table-row>
          </table:table-rows>
        </table:table>
      </text:section>
      <text:p text:style-name="Text_20_body">[a] The selected coursework assignments are identical for the whole class. The scope randomness is <text:span text:style-name="Bold">not</text:span> a per individual basis.
</text:p>
      <text:p text:style-name="Text_20_body">[b] The final exam for students with grade of <text:span text:style-name="Bold">60+</text:span> is optional. They can choose to scale up their portfolio grade by 25%.
</text:p>
      <text:h text:style-name="Heading_20_1" text:outline-level="1" text:is-list-header="false">
<text:bookmark-start text:name="OrgXref.ID-cafb8364-534a-4f03-b885-8b6315dd9dcd"/>
<text:bookmark text:name="ID-cafb8364-534a-4f03-b885-8b6315dd9dcd"/>
<text:bookmark-end text:name="OrgXref.ID-cafb8364-534a-4f03-b885-8b6315dd9dcd"/>
<text:bookmark-start text:name="OrgXref.orgbbc2ce2"/>
<text:bookmark text:name="orgbbc2ce2"/>Grading Scale
<text:bookmark-end text:name="OrgXref.orgbbc2ce2"/></text:h>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A</text:p>
              </table:table-cell>
              <table:table-cell table:style-name="OrgTblCellT">
                <text:p text:style-name="OrgTableContentsLeft">(4.0)</text:p>
              </table:table-cell>
              <table:table-cell table:style-name="OrgTblCellT">
                <text:p text:style-name="OrgTableContentsLeft">93 - 100</text:p>
              </table:table-cell>
              <table:table-cell table:style-name="OrgTblCellT">
                <text:p text:style-name="OrgTableContentsLeft">Superior</text:p>
              </table:table-cell>
            </table:table-row>
            <table:table-row>
              <table:table-cell table:style-name="OrgTblCell">
                <text:p text:style-name="OrgTableContentsLeft">A --</text:p>
              </table:table-cell>
              <table:table-cell table:style-name="OrgTblCell">
                <text:p text:style-name="OrgTableContentsLeft">(3.7)</text:p>
              </table:table-cell>
              <table:table-cell table:style-name="OrgTblCell">
                <text:p text:style-name="OrgTableContentsLeft">90 - 92</text:p>
              </table:table-cell>
              <table:table-cell table:style-name="OrgTblCell">
                <text:p text:style-name="OrgTableContentsLeft"/>
              </table:table-cell>
            </table:table-row>
            <table:table-row>
              <table:table-cell table:style-name="OrgTblCell">
                <text:p text:style-name="OrgTableContentsLeft">B +</text:p>
              </table:table-cell>
              <table:table-cell table:style-name="OrgTblCell">
                <text:p text:style-name="OrgTableContentsLeft">(3.3)</text:p>
              </table:table-cell>
              <table:table-cell table:style-name="OrgTblCell">
                <text:p text:style-name="OrgTableContentsLeft">87 - 89</text:p>
              </table:table-cell>
              <table:table-cell table:style-name="OrgTblCell">
                <text:p text:style-name="OrgTableContentsLeft">Good</text:p>
              </table:table-cell>
            </table:table-row>
            <table:table-row>
              <table:table-cell table:style-name="OrgTblCell">
                <text:p text:style-name="OrgTableContentsLeft">B</text:p>
              </table:table-cell>
              <table:table-cell table:style-name="OrgTblCell">
                <text:p text:style-name="OrgTableContentsLeft">(3.0)</text:p>
              </table:table-cell>
              <table:table-cell table:style-name="OrgTblCell">
                <text:p text:style-name="OrgTableContentsLeft">83 - 86</text:p>
              </table:table-cell>
              <table:table-cell table:style-name="OrgTblCell">
                <text:p text:style-name="OrgTableContentsLeft"/>
              </table:table-cell>
            </table:table-row>
            <table:table-row>
              <table:table-cell table:style-name="OrgTblCell">
                <text:p text:style-name="OrgTableContentsLeft">B --</text:p>
              </table:table-cell>
              <table:table-cell table:style-name="OrgTblCell">
                <text:p text:style-name="OrgTableContentsLeft">(2.7)</text:p>
              </table:table-cell>
              <table:table-cell table:style-name="OrgTblCell">
                <text:p text:style-name="OrgTableContentsLeft">80 - 82</text:p>
              </table:table-cell>
              <table:table-cell table:style-name="OrgTblCell">
                <text:p text:style-name="OrgTableContentsLeft"/>
              </table:table-cell>
            </table:table-row>
            <table:table-row>
              <table:table-cell table:style-name="OrgTblCell">
                <text:p text:style-name="OrgTableContentsLeft">C +</text:p>
              </table:table-cell>
              <table:table-cell table:style-name="OrgTblCell">
                <text:p text:style-name="OrgTableContentsLeft">(2.3)</text:p>
              </table:table-cell>
              <table:table-cell table:style-name="OrgTblCell">
                <text:p text:style-name="OrgTableContentsLeft">77 - 79</text:p>
              </table:table-cell>
              <table:table-cell table:style-name="OrgTblCell">
                <text:p text:style-name="OrgTableContentsLeft">Satisfactory</text:p>
              </table:table-cell>
            </table:table-row>
            <table:table-row>
              <table:table-cell table:style-name="OrgTblCell">
                <text:p text:style-name="OrgTableContentsLeft">C</text:p>
              </table:table-cell>
              <table:table-cell table:style-name="OrgTblCell">
                <text:p text:style-name="OrgTableContentsLeft">(2.0)</text:p>
              </table:table-cell>
              <table:table-cell table:style-name="OrgTblCell">
                <text:p text:style-name="OrgTableContentsLeft">73 - 76</text:p>
              </table:table-cell>
              <table:table-cell table:style-name="OrgTblCell">
                <text:p text:style-name="OrgTableContentsLeft"/>
              </table:table-cell>
            </table:table-row>
            <table:table-row>
              <table:table-cell table:style-name="OrgTblCell">
                <text:p text:style-name="OrgTableContentsLeft">C --</text:p>
              </table:table-cell>
              <table:table-cell table:style-name="OrgTblCell">
                <text:p text:style-name="OrgTableContentsLeft">(1.7)</text:p>
              </table:table-cell>
              <table:table-cell table:style-name="OrgTblCell">
                <text:p text:style-name="OrgTableContentsLeft">70 - 72</text:p>
              </table:table-cell>
              <table:table-cell table:style-name="OrgTblCell">
                <text:p text:style-name="OrgTableContentsLeft"/>
              </table:table-cell>
            </table:table-row>
            <table:table-row>
              <table:table-cell table:style-name="OrgTblCell">
                <text:p text:style-name="OrgTableContentsLeft">D +</text:p>
              </table:table-cell>
              <table:table-cell table:style-name="OrgTblCell">
                <text:p text:style-name="OrgTableContentsLeft">(1.3)</text:p>
              </table:table-cell>
              <table:table-cell table:style-name="OrgTblCell">
                <text:p text:style-name="OrgTableContentsLeft">67 - 69</text:p>
              </table:table-cell>
              <table:table-cell table:style-name="OrgTblCell">
                <text:p text:style-name="OrgTableContentsLeft">Unsatisfactory</text:p>
              </table:table-cell>
            </table:table-row>
            <table:table-row>
              <table:table-cell table:style-name="OrgTblCell">
                <text:p text:style-name="OrgTableContentsLeft">D</text:p>
              </table:table-cell>
              <table:table-cell table:style-name="OrgTblCell">
                <text:p text:style-name="OrgTableContentsLeft">(1.0)</text:p>
              </table:table-cell>
              <table:table-cell table:style-name="OrgTblCell">
                <text:p text:style-name="OrgTableContentsLeft">60 - 66</text:p>
              </table:table-cell>
              <table:table-cell table:style-name="OrgTblCell">
                <text:p text:style-name="OrgTableContentsLeft"/>
              </table:table-cell>
            </table:table-row>
            <table:table-row>
              <table:table-cell table:style-name="OrgTblCellB">
                <text:p text:style-name="OrgTableContentsLeft">F</text:p>
              </table:table-cell>
              <table:table-cell table:style-name="OrgTblCellB">
                <text:p text:style-name="OrgTableContentsLeft">(0)</text:p>
              </table:table-cell>
              <table:table-cell table:style-name="OrgTblCellB">
                <text:p text:style-name="OrgTableContentsLeft">Below 60</text:p>
              </table:table-cell>
              <table:table-cell table:style-name="OrgTblCellB">
                <text:p text:style-name="OrgTableContentsLeft">Fail</text:p>
              </table:table-cell>
            </table:table-row>
          </table:table-rows>
        </table:table>
      </text:section>
      <text:h text:style-name="Heading_20_1" text:outline-level="1" text:is-list-header="false">
<text:bookmark-start text:name="OrgXref.ID-9960bc7a-591b-4c87-9742-ac2903e809bc"/>
<text:bookmark text:name="ID-9960bc7a-591b-4c87-9742-ac2903e809bc"/>
<text:bookmark-end text:name="OrgXref.ID-9960bc7a-591b-4c87-9742-ac2903e809bc"/>
<text:bookmark-start text:name="OrgXref.org4ec1287"/>
<text:bookmark text:name="org4ec1287"/>Attendance policy
<text:bookmark-end text:name="OrgXref.org4ec1287"/></text:h>
      <text:p text:style-name="Text_20_body">Students are expected to attend all scheduled classes, arrive on time, and remain in class until dismissed. Tardiness and early departure are disruptive for students and the teacher and are unacceptable. Attendance will be taken at the beginning of each class.
</text:p>
      <text:p text:style-name="Text_20_body">As per university policy for classes that meet <text:span text:style-name="Bold">two</text:span> times a week at the <text:span text:style-name="Bold">sixth</text:span> absence the student will be dismissed from the course with a grade of <text:span text:style-name="Bold">F</text:span>. This cutoff is <text:span text:style-name="Bold">absolute</text:span>. Per university policy as stated in the Academic Catalog, there are no excused absences. At the penultimate absence, the professor must notify students via e-mail that they are in danger of failing the course, with a copy to the Dean of Students.
</text:p>
      <text:h text:style-name="Heading_20_1" text:outline-level="1" text:is-list-header="false">
<text:bookmark-start text:name="OrgXref.ID-967932b7-87c2-4286-bfb1-62e57f671c77"/>
<text:bookmark text:name="ID-967932b7-87c2-4286-bfb1-62e57f671c77"/>
<text:bookmark-end text:name="OrgXref.ID-967932b7-87c2-4286-bfb1-62e57f671c77"/>
<text:bookmark-start text:name="OrgXref.org07e22fb"/>
<text:bookmark text:name="org07e22fb"/>Course Policies and Expectations
<text:bookmark-end text:name="OrgXref.org07e22fb"/></text:h>
      <text:h text:style-name="Heading_20_2" text:outline-level="2" text:is-list-header="false">
<text:bookmark-start text:name="OrgXref.ID-9c767c41-e6ab-421c-aa95-0470a7e43cae"/>
<text:bookmark text:name="ID-9c767c41-e6ab-421c-aa95-0470a7e43cae"/>
<text:bookmark-end text:name="OrgXref.ID-9c767c41-e6ab-421c-aa95-0470a7e43cae"/>
<text:bookmark-start text:name="OrgXref.org74a7fb2"/>
<text:bookmark text:name="org74a7fb2"/>Classroom Conduct
<text:bookmark-end text:name="OrgXref.org74a7fb2"/></text:h>
      <text:p text:style-name="Text_20_body">In this course, a premium is placed on listening, discussion, and participation. These sorts of activities are only possible in a classroom where the person speaking is accorded respect. In short, we all should listen to the one person who is speaking.
</text:p>
      <text:p text:style-name="Text_20_body">Students are expected to behave in a collegial manner at all times when in class. Rude, disrespectful, aggressive, or threatening language or behavior will not be tolerated, and students displaying this will be removed from class. Attire should be appropriate for university students. Distracting behavior will not be tolerated, and students behaving in this way will be asked to leave the class. Examples of distracting behavior include:
</text:p>
      <text:list text:style-name="OrgBulletedList" text:continue-numbering="false">
        <text:list-item>
          <text:p text:style-name="Text_20_body">Using a cell phone in any way, shape or form
</text:p>
        </text:list-item>
        <text:list-item>
          <text:p text:style-name="Text_20_body">Side conversations while others are speaking
</text:p>
        </text:list-item>
        <text:list-item>
          <text:p text:style-name="Text_20_body">Speaking languages other than English
</text:p>
        </text:list-item>
        <text:list-item>
          <text:p text:style-name="Text_20_body">Eating in class
</text:p>
        </text:list-item>
        <text:list-item>
          <text:p text:style-name="Text_20_body">Any other behavior which a student is warned against during class
</text:p>
        </text:list-item>
      </text:list>
      <text:p text:style-name="Text_20_body">Professionalism and ethical behavior are expected from students. Your instructor is not an encyclopedia, nor this course encourages memorization. Instead, this course aims to develop a deep understanding of the material. Students conduct should be guided by the AUIS Honor Code and the AUIS Academic Catalogue (both available online at www.auis.edu.krd).
</text:p>
      <text:h text:style-name="Heading_20_2" text:outline-level="2" text:is-list-header="false">
<text:bookmark-start text:name="OrgXref.ID-08542b5a-e0e3-400d-ba3a-599e7fd38e17"/>
<text:bookmark text:name="ID-08542b5a-e0e3-400d-ba3a-599e7fd38e17"/>
<text:bookmark-end text:name="OrgXref.ID-08542b5a-e0e3-400d-ba3a-599e7fd38e17"/>
<text:bookmark-start text:name="OrgXref.org09dd7d3"/>
<text:bookmark text:name="org09dd7d3"/>Office Hours
<text:bookmark-end text:name="OrgXref.org09dd7d3"/></text:h>
      <text:p text:style-name="Text_20_body">All students are invited to visit the instructor in his office, outside of class time. Apart from office hours, students can <text:span text:style-name="Bold">make appointments</text:span> to visit at other times. Visits during office hours may be used to ask questions about the course material and content, clarify assignments or graded tests, explore ideas or topics related to or extending from the course material, and other course-related matters.
</text:p>
      <text:h text:style-name="Heading_20_2" text:outline-level="2" text:is-list-header="false">
<text:bookmark-start text:name="OrgXref.ID-6e3e224f-8acb-4a3c-bfe0-229b56ed884e"/>
<text:bookmark text:name="ID-6e3e224f-8acb-4a3c-bfe0-229b56ed884e"/>
<text:bookmark-end text:name="OrgXref.ID-6e3e224f-8acb-4a3c-bfe0-229b56ed884e"/>
<text:bookmark-start text:name="OrgXref.org4f92ce6"/>
<text:bookmark text:name="org4f92ce6"/>Makeup Exams and Extra Credit Policy
<text:bookmark-end text:name="OrgXref.org4f92ce6"/></text:h>
      <text:p text:style-name="Text_20_body">There are no makeup exams or extra credit available in this course.
</text:p>
      <text:h text:style-name="Heading_20_2" text:outline-level="2" text:is-list-header="false">
<text:bookmark-start text:name="OrgXref.ID-407ceb8d-3760-4027-9cf0-2042cc2fda5c"/>
<text:bookmark text:name="ID-407ceb8d-3760-4027-9cf0-2042cc2fda5c"/>
<text:bookmark-end text:name="OrgXref.ID-407ceb8d-3760-4027-9cf0-2042cc2fda5c"/>
<text:bookmark-start text:name="OrgXref.orgee6f012"/>
<text:bookmark text:name="orgee6f012"/>Expectations of Student Time
<text:bookmark-end text:name="OrgXref.orgee6f012"/></text:h>
      <text:p text:style-name="Text_20_body">AUIS adheres to the United States federal definition of a credit hour, as established by the US Department of Education. As a four credit-hour course, you are expected to attend four hours of direct instruction per week, and spend a minimum of eight hours out of class per week in homework, studying, preparing, and otherwise engaging with the material of this course.
</text:p>
      <text:h text:style-name="Heading_20_2" text:outline-level="2" text:is-list-header="false">
<text:bookmark-start text:name="OrgXref.ID-d975dedc-2414-4d1e-bd39-b35387a9fede"/>
<text:bookmark text:name="ID-d975dedc-2414-4d1e-bd39-b35387a9fede"/>
<text:bookmark-end text:name="OrgXref.ID-d975dedc-2414-4d1e-bd39-b35387a9fede"/>
<text:bookmark-start text:name="OrgXref.orga7e2d55"/>
<text:bookmark text:name="orga7e2d55"/>Late or Missed Submissions
<text:bookmark-end text:name="OrgXref.orga7e2d55"/></text:h>
      <text:p text:style-name="Text_20_body">Time-management and the meeting of harsh deadlines are part of the soft skills expected of all AUIS graduates. As a result, students should submit all coursework by the published deadline.
</text:p>
      <text:p text:style-name="Text_20_body">A coursework submitted within <text:span text:style-name="Bold">72 hours</text:span> after the deadline is considered as a <text:span text:style-name="Bold">late submission</text:span>. Each student can have <text:span text:style-name="Bold">two</text:span> late submissions. A <text:span text:style-name="Bold">penalty of 25 percentage marks</text:span> will be applied to each late submission, i.e. the submitted coursework will be graded out of 75%. Any additional late submissions will be awarded a mark of <text:span text:style-name="Bold">zero</text:span> and there will be no make-ups offered for missed assignments.
</text:p>
      <text:h text:style-name="Heading_20_2" text:outline-level="2" text:is-list-header="false">
<text:bookmark-start text:name="OrgXref.ID-b6695c72-abc2-48fb-8d5c-6d6f14ec7b50"/>
<text:bookmark text:name="ID-b6695c72-abc2-48fb-8d5c-6d6f14ec7b50"/>
<text:bookmark-end text:name="OrgXref.ID-b6695c72-abc2-48fb-8d5c-6d6f14ec7b50"/>
<text:bookmark-start text:name="OrgXref.org6cfc0df"/>
<text:bookmark text:name="org6cfc0df"/>Grade Disputes
<text:bookmark-end text:name="OrgXref.org6cfc0df"/></text:h>
      <text:p text:style-name="Text_20_body">Any questions about a grade earned on an assignment or test should be brought to the instructor. All assignments may be discussed in details during office hours, and any disputes concerning grades may be addressed at that time. If there is a dispute concerning the final grade for the course, students have the right to make a formal grade appeal. Details on this process can be found in the Academic Catalog.
</text:p>
      <text:h text:style-name="Heading_20_2" text:outline-level="2" text:is-list-header="false">
<text:bookmark-start text:name="OrgXref.ID-da257821-cc1b-4816-a34f-1587e498162a"/>
<text:bookmark text:name="ID-da257821-cc1b-4816-a34f-1587e498162a"/>
<text:bookmark-end text:name="OrgXref.ID-da257821-cc1b-4816-a34f-1587e498162a"/>
<text:bookmark-start text:name="OrgXref.org66e3a1c"/>
<text:bookmark text:name="org66e3a1c"/>Moodle
<text:bookmark-end text:name="OrgXref.org66e3a1c"/></text:h>
      <text:p text:style-name="Text_20_body">This course has a Moodle site that will be used for announcements and posting extra material. Enrollment is <text:span text:style-name="Bold">mandatory</text:span>. Please make sure that you have enrolled yourself into the right section. The <text:span text:style-name="Bold">deadline</text:span> is 20th of September and the enrollment code will be provided during the first class meeting.
</text:p>
      <text:h text:style-name="Heading_20_1" text:outline-level="1" text:is-list-header="false">
<text:bookmark-start text:name="OrgXref.ID-e9c37856-73e2-468d-8dad-3e16c8f74580"/>
<text:bookmark text:name="ID-e9c37856-73e2-468d-8dad-3e16c8f74580"/>
<text:bookmark-end text:name="OrgXref.ID-e9c37856-73e2-468d-8dad-3e16c8f74580"/>
<text:bookmark-start text:name="OrgXref.org0b19f54"/>
<text:bookmark text:name="org0b19f54"/>Academic Integrity
<text:bookmark-end text:name="OrgXref.org0b19f54"/></text:h>
      <text:p text:style-name="Text_20_body">Academic Integrity is honest behavior in a school setting. Academic integrity is more than the absence of cheating. It is necessary for students to truly learn new skills and develop as human beings. By struggling with her own studies and by making honest mistakes and discoveries, a student learns about the world and herself.  Using another’s work inappropriately prevents this intellectual and emotional growth.
</text:p>
      <text:p text:style-name="Text_20_body">Academic Dishonesty (i.e, "cheating") is any form of deceit, fraud, or misrepresentation in academic work. Academic dishonesty is the opposite of learning, because it prevents the student-writer from genuinely learning and responding to material. Plagiarism is one of the most serious forms of academic dishonesty.
</text:p>
      <text:p text:style-name="Text_20_body">Plagiarism is using other people’s ideas and/or words without clearly acknowledging the source of the information. If a student uses content or grammatical structures from the internet, a professional writer, or another student and does not inform the reader, he plagiarizes. A student who allows another student to use his writing without attribution is also guilty of plagiarism.
</text:p>
      <text:p text:style-name="Text_20_body">Cheating will not be tolerated in this class. All major written assignments completed outside of class time must be submitted via www.turnitin.com. A student found to be cheating for the first time will receive a zero for the assignment and the Dean of Students will be notified. In the event of a second offense confirmed by the Dean of Students, the student will fail the course. A third instance of cheating will result in that student being dismissed from the American University of Iraq, Sulaimani. Students are directed to the AUIS Honor Code and the Academic Integrity policy section of the Academic Catalog (available online at www.auis.edu.krd). These documents provide guidance in cases of academic dishonesty, so we should all be familiar with them.
</text:p>
      <text:h text:style-name="Heading_20_1" text:outline-level="1" text:is-list-header="false">
<text:bookmark-start text:name="OrgXref.ID-3db48b98-d144-411e-90b8-d21881505b74"/>
<text:bookmark text:name="ID-3db48b98-d144-411e-90b8-d21881505b74"/>
<text:bookmark-end text:name="OrgXref.ID-3db48b98-d144-411e-90b8-d21881505b74"/>
<text:bookmark-start text:name="OrgXref.orgd28a6c1"/>
<text:bookmark text:name="orgd28a6c1"/>Revisions to the Syllabus
<text:bookmark-end text:name="OrgXref.orgd28a6c1"/></text:h>
      <text:p text:style-name="Text_20_body">This syllabus is designed around the course description proposed and announced to the students. It is subject to change. It is the duty of the instructor to inform students of changes in a timely fashion. Students are obliged to be cognizant of any change.
</text:p>
      <text:h text:style-name="Heading_20_1" text:outline-level="1" text:is-list-header="false">
<text:bookmark-start text:name="OrgXref.ID-cefd0ae0-68bc-49af-bef5-fc84575d19df"/>
<text:bookmark text:name="ID-cefd0ae0-68bc-49af-bef5-fc84575d19df"/>
<text:bookmark-end text:name="OrgXref.ID-cefd0ae0-68bc-49af-bef5-fc84575d19df"/>
<text:bookmark-start text:name="OrgXref.org4fbe4c2"/>
<text:bookmark text:name="org4fbe4c2"/>Course Schedule
<text:bookmark-end text:name="OrgXref.org4fbe4c2"/></text:h>
      <text:section text:style-name="OrgIndentedSection-Level-0" text:name="Section6">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Right"><text:span text:style-name="Bold">Week</text:span></text:p>
              </table:table-cell>
              <table:table-cell table:style-name="OrgTblCellTB">
                <text:p text:style-name="OrgTableHeadingLeft"><text:span text:style-name="Bold">Starting Date</text:span></text:p>
              </table:table-cell>
              <table:table-cell table:style-name="OrgTblCellTB">
                <text:p text:style-name="OrgTableHeadingLeft"><text:span text:style-name="Bold">Topic</text:span></text:p>
              </table:table-cell>
            </table:table-row>
          </table:table-header-rows>
          <table:table-rows>
            <table:table-row>
              <table:table-cell table:style-name="OrgTblCellT">
                <text:p text:style-name="OrgTableContentsRight">1</text:p>
              </table:table-cell>
              <table:table-cell table:style-name="OrgTblCellT">
                <text:p text:style-name="OrgTableContentsLeft">Jan. 20, 2019</text:p>
              </table:table-cell>
              <table:table-cell table:style-name="OrgTblCellT">
                <text:p text:style-name="OrgTableContentsLeft">Java Recap</text:p>
              </table:table-cell>
            </table:table-row>
            <table:table-row>
              <table:table-cell table:style-name="OrgTblCell">
                <text:p text:style-name="OrgTableContentsRight">2</text:p>
              </table:table-cell>
              <table:table-cell table:style-name="OrgTblCell">
                <text:p text:style-name="OrgTableContentsLeft">Jan. 27, 2019</text:p>
              </table:table-cell>
              <table:table-cell table:style-name="OrgTblCell">
                <text:p text:style-name="OrgTableContentsLeft">Introduction to Classes and Objects</text:p>
              </table:table-cell>
            </table:table-row>
            <table:table-row>
              <table:table-cell table:style-name="OrgTblCell">
                <text:p text:style-name="OrgTableContentsRight">3</text:p>
              </table:table-cell>
              <table:table-cell table:style-name="OrgTblCell">
                <text:p text:style-name="OrgTableContentsLeft">Feb. 3, 2019</text:p>
              </table:table-cell>
              <table:table-cell table:style-name="OrgTblCell">
                <text:p text:style-name="OrgTableContentsLeft">Inheritance</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Assignment 1 deadline on February 4th at 9 A.M.</text:span></text:p>
              </table:table-cell>
            </table:table-row>
            <table:table-row>
              <table:table-cell table:style-name="OrgTblCell">
                <text:p text:style-name="OrgTableContentsRight">4</text:p>
              </table:table-cell>
              <table:table-cell table:style-name="OrgTblCell">
                <text:p text:style-name="OrgTableContentsLeft">Feb. 10, 2019</text:p>
              </table:table-cell>
              <table:table-cell table:style-name="OrgTblCell">
                <text:p text:style-name="OrgTableContentsLeft">Polymorphism and Interfaces</text:p>
              </table:table-cell>
            </table:table-row>
            <table:table-row>
              <table:table-cell table:style-name="OrgTblCell">
                <text:p text:style-name="OrgTableContentsRight">5</text:p>
              </table:table-cell>
              <table:table-cell table:style-name="OrgTblCell">
                <text:p text:style-name="OrgTableContentsLeft">Feb. 17, 2019</text:p>
              </table:table-cell>
              <table:table-cell table:style-name="OrgTblCell">
                <text:p text:style-name="OrgTableContentsLeft">Exception Handling</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Assignment 2 deadline on February 18th at 9 A.M.</text:span></text:p>
              </table:table-cell>
            </table:table-row>
            <table:table-row>
              <table:table-cell table:style-name="OrgTblCell">
                <text:p text:style-name="OrgTableContentsRight">6</text:p>
              </table:table-cell>
              <table:table-cell table:style-name="OrgTblCell">
                <text:p text:style-name="OrgTableContentsLeft">Feb. 24, 2019</text:p>
              </table:table-cell>
              <table:table-cell table:style-name="OrgTblCell">
                <text:p text:style-name="OrgTableContentsLeft">Unit Testing</text:p>
              </table:table-cell>
            </table:table-row>
            <table:table-row>
              <table:table-cell table:style-name="OrgTblCell">
                <text:p text:style-name="OrgTableContentsRight">7</text:p>
              </table:table-cell>
              <table:table-cell table:style-name="OrgTblCell">
                <text:p text:style-name="OrgTableContentsLeft">Mar. 3, 2019</text:p>
              </table:table-cell>
              <table:table-cell table:style-name="OrgTblCell">
                <text:p text:style-name="OrgTableContentsLeft">GUI - Part 1</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Exam 1 on March 4th - During Class Time</text:span></text:p>
              </table:table-cell>
            </table:table-row>
            <table:table-row>
              <table:table-cell table:style-name="OrgTblCell">
                <text:p text:style-name="OrgTableContentsRight">8</text:p>
              </table:table-cell>
              <table:table-cell table:style-name="OrgTblCell">
                <text:p text:style-name="OrgTableContentsLeft">Mar. 10, 2019</text:p>
              </table:table-cell>
              <table:table-cell table:style-name="OrgTblCell">
                <text:p text:style-name="OrgTableContentsLeft">GUI - Part 2</text:p>
              </table:table-cell>
            </table:table-row>
            <table:table-row>
              <table:table-cell table:style-name="OrgTblCell">
                <text:p text:style-name="OrgTableContentsRight">9</text:p>
              </table:table-cell>
              <table:table-cell table:style-name="OrgTblCell">
                <text:p text:style-name="OrgTableContentsLeft">Mar. 17, 2019</text:p>
              </table:table-cell>
              <table:table-cell table:style-name="OrgTblCell">
                <text:p text:style-name="OrgTableContentsLeft"><text:span text:style-name="Bold">Nawroz, Spring break</text:span></text:p>
              </table:table-cell>
            </table:table-row>
            <table:table-row>
              <table:table-cell table:style-name="OrgTblCell">
                <text:p text:style-name="OrgTableContentsRight">10</text:p>
              </table:table-cell>
              <table:table-cell table:style-name="OrgTblCell">
                <text:p text:style-name="OrgTableContentsLeft">Mar. 24, 2019</text:p>
              </table:table-cell>
              <table:table-cell table:style-name="OrgTblCell">
                <text:p text:style-name="OrgTableContentsLeft">Basic Java API - Part 1</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Assignment 3 deadline on March 25th at 9 A.M.</text:span></text:p>
              </table:table-cell>
            </table:table-row>
            <table:table-row>
              <table:table-cell table:style-name="OrgTblCell">
                <text:p text:style-name="OrgTableContentsRight">11</text:p>
              </table:table-cell>
              <table:table-cell table:style-name="OrgTblCell">
                <text:p text:style-name="OrgTableContentsLeft">Mar. 31, 2019</text:p>
              </table:table-cell>
              <table:table-cell table:style-name="OrgTblCell">
                <text:p text:style-name="OrgTableContentsLeft">Basic Java API - Part 2</text:p>
              </table:table-cell>
            </table:table-row>
            <table:table-row>
              <table:table-cell table:style-name="OrgTblCell">
                <text:p text:style-name="OrgTableContentsRight">12</text:p>
              </table:table-cell>
              <table:table-cell table:style-name="OrgTblCell">
                <text:p text:style-name="OrgTableContentsLeft">Apr. 7, 2019</text:p>
              </table:table-cell>
              <table:table-cell table:style-name="OrgTblCell">
                <text:p text:style-name="OrgTableContentsLeft">Accessing Database - Part 1</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Exam 2 on April 8th - During Class Time</text:span></text:p>
              </table:table-cell>
            </table:table-row>
            <table:table-row>
              <table:table-cell table:style-name="OrgTblCell">
                <text:p text:style-name="OrgTableContentsRight">13</text:p>
              </table:table-cell>
              <table:table-cell table:style-name="OrgTblCell">
                <text:p text:style-name="OrgTableContentsLeft">Apr. 14, 2019</text:p>
              </table:table-cell>
              <table:table-cell table:style-name="OrgTblCell">
                <text:p text:style-name="OrgTableContentsLeft">Accessing Database - Part 2</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Assignment 4 deadline on April 15th at 9 A.M.</text:span></text:p>
              </table:table-cell>
            </table:table-row>
            <table:table-row>
              <table:table-cell table:style-name="OrgTblCellB">
                <text:p text:style-name="OrgTableContentsRight">14</text:p>
              </table:table-cell>
              <table:table-cell table:style-name="OrgTblCellB">
                <text:p text:style-name="OrgTableContentsLeft">Apr. 21, 2019</text:p>
              </table:table-cell>
              <table:table-cell table:style-name="OrgTblCellB">
                <text:p text:style-name="OrgTableContentsLeft">Comprehensive Review and Course Closure</text:p>
              </table:table-cell>
            </table:table-row>
          </table:table-rows>
        </table:table>
      </text:section>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
    <meta:initial-creator/>
    <meta:generator>Emacs 26.1 (Org mode 9.1.9)</meta:generator>
    <meta:keyword/>
    <dc:subject/>
    <dc:title>ITE409 - Advanced Programming</dc:title>
    <meta:user-defined meta:name="subtitle">AUIS - Department of Information Technology</meta:user-defined>
  </office:meta>
</office:document-meta>
</file>